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motivates a FOSS developer?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9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Does motivation matter?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hat is the aim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tivating someone to start the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ttracting good developers to the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etting the most out of those develop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ncouraging good development practic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Is it the same as for proprietary software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common elemen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no employer/employee relationship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That can be good or ba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cratching an itch</text:p>
          </draw:text-box>
        </draw:frame>
        <draw:frame draw:style-name="gr3" draw:text-style-name="P1" draw:layer="layout" svg:width="22.5cm" svg:height="2.384cm" svg:x="3.5cm" svg:y="11.5cm">
          <draw:text-box>
            <text:p text:style-name="P1"><text:span text:style-name="T1">Every good work of software starts by scratching a developer's personal itch</text:span></text:p>
            <text:p text:style-name="P1"><text:span text:style-name="T1"/></text:p>
            <text:p text:style-name="P1"><text:span text:style-name="T2">Eric Raymond, The Cathedral and the Bazaar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Opportunity to hack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FOSS as a career starter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can a inexperienced developer get experienc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prietary software isn't available to be studi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software is available, covers all areas of comput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 need to move and can be studied part tim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Programming can be addictiv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ood developers tend to enjoy programm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task becomes its own rewar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Highly visibl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FOSS projects are highly visib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good programmer can quickly gain recogn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Ego-boo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Peer recogni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'ego-boo' refers to the ego boosting from peer recogni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ads to the strong cultural emphasis on giving fair credit and recogni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completely lacking in proprietary softwa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ntrast with self-recogni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has a strong tradition of self-deprec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motion of FOSS tends to come from users, not develop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24.5cm" svg:height="0.962cm" svg:x="2cm" svg:y="17cm">
          <draw:text-box>
            <text:p text:style-name="P1"><text:span text:style-name="T2">How can FOSS projects maximise ego-boo to rewards to motivate developers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 presentation:user-transformed="true">
          <draw:text-box>
            <text:p text:style-name="P1">Constructve Procrastination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Procrastinating studen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ll students tend to procrastinat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udents who are good programmers tend to practice 'constructive procrastination'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work on FOSS projects to avoid stud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ometimes the FOSS project then becomes their caree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amba: developed by procrastinating student at ANU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nux kernel: developed by a student in Helsin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pany Supported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4">A new trend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mpany supported developers now make up a very large part of larger FOSS projec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rend started in late 1990s as part of dot-com boo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ts of developers at large IT firms (eg. HP, IBM, Sun etc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ho is hired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rong preference for developers with proven recor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start on FOSS as a hobb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Internal reassignment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eed to be careful not to bring propretary development practices with th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World Domination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Beating someone els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developers are motivated by beating the encumb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icrosoft is commonly cited as the target to bea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orld domina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common theme in FOSS humou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ly in jest, but some elements of tru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Immediate Reward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peed of 'reward' is important for FO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'reward' may be seeing something wor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r may be getting patches accept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Faster release cyc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often has a fast release cyc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A public SCM means you don't need to wait for a releas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Even with a SCM, releases still provide for a strong periodic pus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Important for new projec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re developers are attracted when they can get immediate positive feedbac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ual rule is not to announce a project till you have runnable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t-shirt contest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mall rewards, big resul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ckage a technical challeng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fer a small reward (eg. a t-shirt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urprising number of entries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amba crypto challeng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curity challeng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g-bount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Key facto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ell defined proble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teresting technical challeng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ublicity for the winn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6T08:47:34</dc:date>
    <meta:editing-cycles>190</meta:editing-cycles>
    <meta:editing-duration>P7DT3H47M54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